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bold" officeooo:paragraph-rsid="005bad46" style:font-weight-asian="bold" style:font-name-complex="Arial" style:font-weight-complex="bold"/>
    </style:style>
    <style:style style:name="P6" style:family="paragraph" style:parent-style-name="Standard">
      <style:paragraph-properties fo:orphans="2" fo:widows="2"/>
      <style:text-properties fo:font-weight="normal" officeooo:rsid="002b6d9c" officeooo:paragraph-rsid="002b6d9c" style:font-weight-asian="normal" style:font-name-complex="Arial" style:font-weight-complex="normal"/>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36f623" officeooo:paragraph-rsid="0036f623" style:font-weight-asian="normal" style:font-name-complex="Arial" style:font-weight-complex="normal"/>
    </style:style>
    <style:style style:name="P12" style:family="paragraph" style:parent-style-name="Standard">
      <style:paragraph-properties fo:orphans="2" fo:widows="2"/>
      <style:text-properties officeooo:paragraph-rsid="0036f623"/>
    </style:style>
    <style:style style:name="P13" style:family="paragraph" style:parent-style-name="Standard">
      <style:paragraph-properties fo:margin-top="0.21cm" fo:margin-bottom="0.21cm" loext:contextual-spacing="false" fo:line-height="100%" fo:orphans="2" fo:widows="2"/>
    </style:style>
    <style:style style:name="P14"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5"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16" style:family="paragraph" style:parent-style-name="Horizontal_20_Line">
      <style:paragraph-properties fo:margin-top="0.499cm" fo:margin-bottom="0.21cm" loext:contextual-spacing="false"/>
      <style:text-properties fo:font-size="12pt" fo:font-weight="bold" officeooo:rsid="0035b278" officeooo:paragraph-rsid="0035b278" style:font-size-asian="12pt" style:font-weight-asian="bold" style:font-size-complex="12pt" style:font-weight-complex="bold"/>
    </style:style>
    <style:style style:name="P17" style:family="paragraph" style:parent-style-name="Horizontal_20_Line">
      <style:paragraph-properties fo:margin-top="0.499cm" fo:margin-bottom="0.21cm" loext:contextual-spacing="false"/>
      <style:text-properties fo:font-size="12pt" fo:font-weight="bold" officeooo:rsid="00559444" officeooo:paragraph-rsid="00559444" style:font-size-asian="12pt" style:font-weight-asian="bold" style:font-size-complex="12pt" style:font-weight-complex="bold"/>
    </style:style>
    <style:style style:name="P18"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19" style:family="paragraph" style:parent-style-name="Standard">
      <style:paragraph-properties fo:margin-top="0.21cm" fo:margin-bottom="0cm" loext:contextual-spacing="false" fo:line-height="100%" fo:orphans="2" fo:widows="2" style:writing-mode="lr-tb"/>
    </style:style>
    <style:style style:name="P20"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1"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22"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23"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51e9" officeooo:paragraph-rsid="002951e9"/>
    </style:style>
    <style:style style:name="P24"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25"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2974de" officeooo:paragraph-rsid="002974de"/>
    </style:style>
    <style:style style:name="P26"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27"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559444" officeooo:paragraph-rsid="00559444"/>
    </style:style>
    <style:style style:name="P28"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29"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30"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559444" officeooo:paragraph-rsid="00559444"/>
    </style:style>
    <style:style style:name="P31"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fo:language="en" fo:country="US" fo:font-weight="bold" style:font-weight-asian="bold" style:font-name-complex="Arial" style:font-weight-complex="bold"/>
    </style:style>
    <style:style style:name="T9" style:family="text">
      <style:text-properties fo:language="en" fo:country="US" style:font-name-complex="Arial"/>
    </style:style>
    <style:style style:name="T10" style:family="text">
      <style:text-properties fo:language="en" fo:country="US" style:font-name-complex="Arial" style:font-weight-complex="bold"/>
    </style:style>
    <style:style style:name="T11" style:family="text">
      <style:text-properties fo:language="en" fo:country="US" fo:font-weight="normal" style:font-weight-asian="normal" style:font-name-complex="Arial" style:font-weight-complex="normal"/>
    </style:style>
    <style:style style:name="T12" style:family="text">
      <style:text-properties fo:language="en" fo:country="US" officeooo:rsid="005cb159"/>
    </style:style>
    <style:style style:name="T13" style:family="text">
      <style:text-properties fo:language="en" fo:country="US" officeooo:rsid="005ea8f4"/>
    </style:style>
    <style:style style:name="T14" style:family="text">
      <style:text-properties fo:font-weight="normal" style:font-weight-asian="normal" style:font-weight-complex="normal"/>
    </style:style>
    <style:style style:name="T15" style:family="text">
      <style:text-properties fo:font-weight="normal" officeooo:rsid="002b6d9c" style:font-weight-asian="normal" style:font-weight-complex="normal"/>
    </style:style>
    <style:style style:name="T16" style:family="text">
      <style:text-properties fo:font-weight="normal" officeooo:rsid="00279da2" style:font-weight-asian="normal" style:font-name-complex="Arial" style:font-weight-complex="normal"/>
    </style:style>
    <style:style style:name="T17" style:family="text">
      <style:text-properties fo:font-weight="normal" officeooo:rsid="0036f623" style:font-weight-asian="normal" style:font-name-complex="Arial" style:font-weight-complex="normal"/>
    </style:style>
    <style:style style:name="T18" style:family="text">
      <style:text-properties fo:font-weight="normal" officeooo:rsid="00385dc0" style:font-weight-asian="normal" style:font-name-complex="Arial" style:font-weight-complex="normal"/>
    </style:style>
    <style:style style:name="T19" style:family="text">
      <style:text-properties fo:font-weight="normal" officeooo:rsid="0041fda0" style:font-weight-asian="normal" style:font-name-complex="Arial" style:font-weight-complex="normal"/>
    </style:style>
    <style:style style:name="T20" style:family="text">
      <style:text-properties fo:font-weight="normal" officeooo:rsid="0042bef4" style:font-weight-asian="normal" style:font-name-complex="Arial" style:font-weight-complex="normal"/>
    </style:style>
    <style:style style:name="T21" style:family="text">
      <style:text-properties fo:font-weight="normal" officeooo:rsid="004b65b1" style:font-weight-asian="normal" style:font-name-complex="Arial" style:font-weight-complex="normal"/>
    </style:style>
    <style:style style:name="T22" style:family="text">
      <style:text-properties fo:font-weight="normal" officeooo:rsid="005efcb4" style:font-weight-asian="normal" style:font-name-complex="Arial" style:font-weight-complex="normal"/>
    </style:style>
    <style:style style:name="T23" style:family="text">
      <style:text-properties officeooo:rsid="0028bc64"/>
    </style:style>
    <style:style style:name="T24" style:family="text">
      <style:text-properties officeooo:rsid="002951e9"/>
    </style:style>
    <style:style style:name="T25" style:family="text">
      <style:text-properties officeooo:rsid="002b6d9c"/>
    </style:style>
    <style:style style:name="T26" style:family="text">
      <style:text-properties officeooo:rsid="0036684b"/>
    </style:style>
    <style:style style:name="T27" style:family="text">
      <style:text-properties officeooo:rsid="0036aa48"/>
    </style:style>
    <style:style style:name="T28" style:family="text">
      <style:text-properties officeooo:rsid="0036bb4e"/>
    </style:style>
    <style:style style:name="T29" style:family="text">
      <style:text-properties officeooo:rsid="0036f623"/>
    </style:style>
    <style:style style:name="T30" style:family="text">
      <style:text-properties officeooo:rsid="0038b81e"/>
    </style:style>
    <style:style style:name="T31" style:family="text">
      <style:text-properties officeooo:rsid="003e2a1f"/>
    </style:style>
    <style:style style:name="T32" style:family="text">
      <style:text-properties officeooo:rsid="00437bb4"/>
    </style:style>
    <style:style style:name="T33" style:family="text">
      <style:text-properties officeooo:rsid="004a2489"/>
    </style:style>
    <style:style style:name="T34" style:family="text">
      <style:text-properties officeooo:rsid="004d355d"/>
    </style:style>
    <style:style style:name="T35" style:family="text">
      <style:text-properties officeooo:rsid="004f1468"/>
    </style:style>
    <style:style style:name="T36" style:family="text">
      <style:text-properties officeooo:rsid="004f8a3d"/>
    </style:style>
    <style:style style:name="T37" style:family="text">
      <style:text-properties officeooo:rsid="0050e09d"/>
    </style:style>
    <style:style style:name="T38" style:family="text">
      <style:text-properties officeooo:rsid="005271e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Nikita<text:span text:style-name="T32"> Pigasov</text:span></text:h>
      <text:p text:style-name="P13"><text:span text:style-name="T8">E-mail<text:tab/><text:tab/><text:tab/><text:tab/></text:span><text:span text:style-name="T10">nktpgsv@gmail.com</text:span><text:span text:style-name="T9"> </text:span></text:p>
      <text:p text:style-name="P14"><text:span text:style-name="T9">Skype<text:tab/><text:tab/><text:tab/><text:tab/></text:span><text:span text:style-name="T11">lolinternet523</text:span></text:p>
      <text:p text:style-name="P13"><text:span text:style-name="T5">Date of birth</text:span><text:span text:style-name="T4"><text:tab/><text:tab/><text:tab/></text:span><text:span text:style-name="T19">05/15/</text:span><text:span text:style-name="T9">1990</text:span><text:span text:style-name="T6">, </text:span><text:span text:style-name="T7">26 years old</text:span></text:p>
      <text:p text:style-name="P13"><text:span text:style-name="T5">Marital status</text:span><text:span text:style-name="T4"><text:tab/><text:tab/><text:tab/></text:span><text:span text:style-name="T16">single</text:span></text:p>
      <text:p text:style-name="P19"><text:span text:style-name="T5">Location</text:span><text:span text:style-name="T4"><text:tab/><text:tab/><text:tab/></text:span><text:span text:style-name="T16">Russia, Saint-Petersburg</text:span><text:span text:style-name="T20">, </text:span><text:span text:style-name="T21">would like</text:span><text:span text:style-name="T20"> to relocate</text:span></text:p>
      <text:p text:style-name="P15">Summary</text:p>
      <text:list xml:id="list2406329051877885180" text:style-name="L1">
        <text:list-item>
          <text:p text:style-name="P20">Experienced user of both Windows and Linux. Linux has been my main home OS for a long time. I also have experience managing a Windows server.<text:span text:style-name="T29"> Have used OSX for a while too</text:span></text:p>
        </text:list-item>
        <text:list-item>
          <text:p text:style-name="P25">M<text:span text:style-name="T23">ain programming languages: C, C++, C#</text:span></text:p>
        </text:list-item>
        <text:list-item>
          <text:p text:style-name="P21"><text:span text:style-name="T34">Experienced with the Unity game engine</text:span>: was the only programmer for two games that are on Steam</text:p>
        </text:list-item>
        <text:list-item>
          <text:p text:style-name="P21">Have experience deploying games on Steam, iOS, PlayStore</text:p>
        </text:list-item>
        <text:list-item>
          <text:p text:style-name="P22">Proficient with git and svn CVS</text:p>
        </text:list-item>
        <text:list-item>
          <text:p text:style-name="P21">Have had some experience working with raw DirectX and OpenGL, wrote a 2<text:span text:style-name="T35">.5D</text:span> platformer prototype<text:span text:style-name="T35"> </text:span>on DirectX with another programmer</text:p>
        </text:list-item>
        <text:list-item>
          <text:p text:style-name="P23">Can use scripting languages: Python, bash. Always use them to automate stuff</text:p>
        </text:list-item>
        <text:list-item>
          <text:p text:style-name="P23">Have <text:span text:style-name="T36">some </text:span>experience <text:span text:style-name="T36">with </text:span>other OO languages: Delphi and Java. <text:span text:style-name="T12">Have had a course in ASM</text:span><text:span text:style-name="T13"> and wrote a game at the end</text:span><text:span text:style-name="T12">. </text:span>Also I am currently learning Erlang to understand the functional approach to programming</text:p>
        </text:list-item>
        <text:list-item>
          <text:p text:style-name="P21">Interested in network <text:span text:style-name="T24">and audio </text:span>programming, but never had the chance to get into <text:span text:style-name="T24">any of them</text:span> more seriously, <text:span text:style-name="T24">just have read books/articles and wrote some stuff for fun</text:span></text:p>
        </text:list-item>
        <text:list-item>
          <text:p text:style-name="P23">Good mathematical background, can use tools like mathcad and gnuplot</text:p>
        </text:list-item>
        <text:list-item>
          <text:p text:style-name="P24">Have <text:span text:style-name="T37">some </text:span>experience in competitive programming</text:p>
        </text:list-item>
        <text:list-item>
          <text:p text:style-name="P24">Try to keep up to date with new advances in programming and game development</text:p>
        </text:list-item>
        <text:list-item>
          <text:p text:style-name="P24"><text:span text:style-name="T25">Handle</text:span> other people's code<text:span text:style-name="T25"> well even if it is badly documented and dates back to the start of the 90s</text:span></text:p>
        </text:list-item>
        <text:list-item>
          <text:p text:style-name="P24">Have some minor web-development experience<text:span text:style-name="T33"> (HTML, PHP)</text:span></text:p>
        </text:list-item>
      </text:list>
      <text:p text:style-name="P15">Education</text:p>
      <text:p text:style-name="P1"><text:span text:style-name="T1">2012-2014, </text:span><text:span text:style-name="T3">M</text:span><text:span text:style-name="T2">aster's degree in Computational Science</text:span><text:span text:style-name="T3"> (not finished)</text:span><text:span text:style-name="T15">, joint between ITMO University and University of Amsterdam</text:span></text:p>
      <text:p text:style-name="P2">2007-2012, Bachelor's degree in Computer Science<text:span text:style-name="T14">, ITMO University</text:span></text:p>
      <text:p text:style-name="P6">Studied Computer Science at the Computer Technologies department<text:span text:style-name="T38">, that is famous for its students winning ACMs a bunch of times</text:span></text:p>
      <text:p text:style-name="P16">Work experience</text:p>
      <text:p text:style-name="P3">2016-2016, Oriplay games, Developer</text:p>
      <text:p text:style-name="P7"><text:soft-page-break/>This was a part-time gig to get some money<text:span text:style-name="T31"> (I worked in evenings after working a full day at Lostwood)</text:span>. A small team was working on a hidden object game, when their only programmer left for greener pastures. I was hired to finish his job.<text:span text:style-name="T26"> I had to do mostly polishing and bugfixes, but have also added several new features.</text:span></text:p>
      <text:p text:style-name="P7">Keywords: C++, Lua, <text:span text:style-name="T27">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28">G</text:span></text:a><text:a xlink:type="simple" xlink:href="http://www.thelostwood.com/" text:style-name="Internet_20_link" text:visited-style-name="Visited_20_Internet_20_Link">ames</text:a>, Developer</text:p>
      <text:p text:style-name="P7">During this time I was the main programmer on the game Leviathan: the Cargo (http://store.steampowered.com/app/411130/). I was also responsible for managing our <text:span text:style-name="T27">svn</text:span> server.</text:p>
      <text:p text:style-name="P7"><text:span text:style-name="T27">K</text:span>eywords: Unity 5, C#, Steam<text:span text:style-name="T27">, svn, Trello, Slack</text:span></text:p>
      <text:p text:style-name="P4">201<text:span text:style-name="T27">4</text:span>-201<text:span text:style-name="T27">5</text:span>, <text:a xlink:type="simple" xlink:href="http://www.en.nita.ru/" text:style-name="Internet_20_link" text:visited-style-name="Visited_20_Internet_20_Link"><text:span text:style-name="T27">NITA</text:span></text:a>,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and something else). My main job was to support and improve the module that worked with audio information.</text:p>
      <text:p text:style-name="P8"><text:span text:style-name="T27">K</text:span>eywords: <text:span text:style-name="T27">C++, Python, bash, git, Qt, boost, DSP, libsnd, libvorbis, ffmpeg, Redmine, Jenkins</text:span></text:p>
      <text:p text:style-name="P5">2011-2013<text:span text:style-name="T28">, </text:span><text:a xlink:type="simple" xlink:href="http://www.thelostwood.com/" text:style-name="Internet_20_link" text:visited-style-name="Visited_20_Internet_20_Link"><text:span text:style-name="T28">Lostwood </text:span></text:a><text:a xlink:type="simple" xlink:href="http://www.thelostwood.com/" text:style-name="Internet_20_link" text:visited-style-name="Visited_20_Internet_20_Link"><text:span text:style-name="T28">G</text:span></text:a><text:a xlink:type="simple" xlink:href="http://www.thelostwood.com/" text:style-name="Internet_20_link" text:visited-style-name="Visited_20_Internet_20_Link"><text:span text:style-name="T28">ames</text:span></text:a><text:span text:style-name="T28">, Developer</text:span></text:p>
      <text:p text:style-name="P10">This was my first time working full-time as a developer. At first I worked<text:span text:style-name="T29"> several months</text:span> part-time while <text:span text:style-name="T29">also </text:span>working <text:span text:style-name="T29">as a blacksmith apprentice</text:span>, then I moved to full-time.</text:p>
      <text:p text:style-name="P11">I worked on two projects there. The first one was a prototype of a 2.5D platformer with RPG elements and destructible environment, I was the junior developer in a team of two. The prototype was dropped, then we made a switch to Unity, and I worked on Leviathan: the Last Day of the Decade (http://store.steampowered.com/app/328270/). Most of the time I was the only developer working on the game.</text:p>
      <text:p text:style-name="P12"><text:span text:style-name="T17">Keywords: C++, DirectX, Lua, tinyxml, Unity, C#, svn, iOS, </text:span><text:span text:style-name="T18">Steam, php</text:span><text:span text:style-name="T22">, Assembla</text:span></text:p>
      <text:p text:style-name="P18">Languages</text:p>
      <text:list xml:id="list5756892830369" text:continue-numbering="true" text:style-name="L1">
        <text:list-item>
          <text:p text:style-name="P26">Russian - native proficiency</text:p>
        </text:list-item>
        <text:list-item>
          <text:p text:style-name="P28">English - fluent (got 118/120 on TOEFL in 2013)</text:p>
        </text:list-item>
        <text:list-item>
          <text:p text:style-name="P29">German - <text:span text:style-name="T30">B1 level I think. Can read and write with a vocabulary, but haven't had any listening/speaking practice during the last few years</text:span></text:p>
        </text:list-item>
      </text:list>
      <text:p text:style-name="P17">Personal interests</text:p>
      <text:list xml:id="list5756322698640" text:continue-numbering="true" text:style-name="L1">
        <text:list-item>
          <text:p text:style-name="P27">Competitve video games. I play Street Fighter competitively and participate in our community's life. I have helped to organise / organised myself a bunch of tournaments, also am highly praised for my commentary on tournament streams</text:p>
        </text:list-item>
        <text:list-item>
          <text:p text:style-name="P30">Music. I play piano, bass guitar (have played in a stoner rock band). Last year I've also been singing in a cho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6-08-10T00:57:54.946286665</dc:date>
    <meta:print-date>2015-05-20T01:31:00</meta:print-date>
    <meta:editing-cycles>175</meta:editing-cycles>
    <meta:editing-duration>PT9H55M21S</meta:editing-duration>
    <meta:generator>LibreOffice/5.2.0.4$Linux_X86_64 LibreOffice_project/20m0$Build-4</meta:generator>
    <meta:document-statistic meta:table-count="0" meta:image-count="0" meta:object-count="0" meta:page-count="2" meta:paragraph-count="46" meta:word-count="708" meta:character-count="4302" meta:non-whitespace-character-count="3646"/>
  </office:meta>
</office:document-meta>
</file>